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55823A4C2D5DA2D70E.png" manifest:media-type="image/png"/>
  <manifest:file-entry manifest:full-path="Pictures/10000001000002E00000051CA36D78F8F3B9FB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8pt" officeooo:rsid="001dd20d" officeooo:paragraph-rsid="001dd20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arial" fo:font-size="26pt" officeooo:rsid="001dd20d" officeooo:paragraph-rsid="001dd20d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arial" fo:font-size="26pt" officeooo:rsid="001dd20d" officeooo:paragraph-rsid="001e576e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4pt" officeooo:rsid="001e576e" officeooo:paragraph-rsid="001e576e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U.T 1 Almacenamiento de la </text:p>
      <text:p text:style-name="P3">información</text:p>
      <text:p text:style-name="P2"/>
      <text:p text:style-name="P2"/>
      <text:p text:style-name="P2"/>
      <text:p text:style-name="P2"><draw:frame draw:style-name="fr1" draw:name="Imagen2" text:anchor-type="char" svg:x="1.713cm" svg:y="0.91cm" svg:width="13.31cm" svg:height="9.188cm" draw:z-index="0"><draw:image xlink:href="Pictures/10000001000002E00000051CA36D78F8F3B9FBE2.png" xlink:type="simple" xlink:show="embed" xlink:actuate="onLoad" draw:mime-type="image/png"/></draw:frame><draw:frame draw:style-name="fr2" draw:name="Imagen1" text:anchor-type="char" svg:x="2.418cm" svg:y="1.649cm" svg:width="11.901cm" svg:height="7.93cm" draw:z-index="1"><draw:image xlink:href="Pictures/100000010000050000000355823A4C2D5DA2D7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e16173" style:writing-mode="lr-tb" draw:fill="solid" draw:fill-color="#e16173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e16173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8:03:37.983169575</meta:creation-date>
    <dc:date>2024-09-19T18:22:00.186667386</dc:date>
    <meta:editing-duration>PT8M12S</meta:editing-duration>
    <meta:editing-cycles>1</meta:editing-cycles>
    <meta:document-statistic meta:table-count="0" meta:image-count="2" meta:object-count="0" meta:page-count="3" meta:paragraph-count="2" meta:word-count="6" meta:character-count="38" meta:non-whitespace-character-count="33"/>
    <meta:generator>LibreOffice/7.3.7.2$Linux_X86_64 LibreOffice_project/30$Build-2</meta:generator>
  </office:meta>
</office:document-meta>
</file>